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style:style style:family="section" style:name="sec_1" style:parent-style-name="Standard">
      <style:section-properties style:editable="false">
        <style:columns fo:column-count="1" fo:column-gap="0.8cm"/>
      </style:section-properties>
    </style:style>
  </office:automatic-styles>
  <office:body>
    <office:text>
      <text:section text:name="Section 1" text:style-name="sec_1">
        <text:p text:style-name="par_1"><text:span text:style-name="char_1">Lorem ipsum dolor sit amet, consectetur adipiscing elit. Vestibulum ac quam elit. Nam purus nunc, suscipit id posuere mollis, interdum vel ipsum. Sed suscipit orci non sem tempor in tincidunt nisl sagittis. Aliquam quis leo felis, ac tempus velit. Duis in placerat nibh. Pellentesque sed diam mi. Quisque eget velit enim, eget sollicitudin velit. Suspendisse eget tortor at sem elementum ornare vitae vitae odio. Sed venenatis felis quis enim tincidunt at placerat massa bibendum. Sed ut lorem massa. Proin a nibh nulla. Praesent vel posuere purus. Donec tincidunt, leo id aliquam consectetur, quam velit feugiat tortor, quis cursus augue lorem eu eros. Nulla sit amet quam at odio dictum</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4:59:19</meta:creation-date>
    <dc:date>2011-07-04T14:59:19</dc:date>
    <meta:document-statistic meta:character-count="674" meta:image-count="0" meta:object-count="0" meta:page-count="1" meta:paragraph-count="1" meta:table-count="0" meta:word-count="0"/>
  </office:meta>
</office:document-meta>
</file>